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enchanted_m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enchanted_m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1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enchanted_m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enchanted_mang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flas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15:05:54.72800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11T15:41:04.534188068</dc:date>
    <meta:editing-duration>P3DT6H43M20S</meta:editing-duration>
    <meta:editing-cycles>2693</meta:editing-cycles>
    <dc:creator>Ilya Shpigor</dc:creator>
    <meta:document-statistic meta:table-count="5" meta:cell-count="432" meta:object-count="0"/>
  </office:meta>
</office:document-meta>
</file>